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Frutiger Light Condensed"/>
    </style:style>
    <style:style style:name="P8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utro: 3D scen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Coming together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>A 3D scene completed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Back to the complex example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at have we learn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Literature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06:44:50.287272648</meta:creation-date>
    <dc:date>2022-11-24T07:37:25.840747918</dc:date>
    <meta:editing-duration>PT19H13M36S</meta:editing-duration>
    <meta:editing-cycles>319</meta:editing-cycles>
    <meta:generator>LibreOffice/6.4.7.2$Linux_X86_64 LibreOffice_project/40$Build-2</meta:generator>
    <meta:document-statistic meta:object-count="37"/>
  </office:meta>
</office:document-meta>
</file>